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6" style:family="table-cell" style:parent-style-name="Default">
      <style:table-cell-properties fo:background-color="#ffffff" fo:border="none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</style:style>
    <style:style style:name="ce6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d7d7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e99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5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Matrices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Constantes</text:p>
          </table:table-cell>
          <table:table-cell table:style-name="ce1" table:number-columns-repeated="56"/>
        </table:table-row>
        <table:table-row table:style-name="ro1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5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Cap</text:p>
          </table:table-cell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Km</text:p>
          </table:table-cell>
          <table:table-cell table:style-name="ce5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P/B</text:p>
          </table:table-cell>
          <table:table-cell table:style-name="ce51" office:value-type="float" office:value="120" calcext:value-type="float" table:number-columns-spanned="2" table:number-rows-spanned="1">
            <text:p>12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2"/>
          <table:table-cell table:number-columns-repeated="4" table:style-name="ce1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Operaciones auxiliares para la función objetivo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>
            <text:p>N.º buses</text:p>
          </table:table-cell>
          <table:table-cell table:style-name="ce48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number-columns-repeated="4" table:style-name="ce1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table:style-name="ce35" office:value-type="string" calcext:value-type="string">
            <text:p>Precio buses</text:p>
          </table:table-cell>
          <table:table-cell table:style-name="ce48" table:formula="of:=PRODUCT([.I5];[.I9])" office:value-type="float" office:value="240" calcext:value-type="float" table:number-columns-spanned="2" table:number-rows-spanned="1">
            <text:p>24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number-columns-repeated="4" table:style-name="ce1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Km totales</text:p>
          </table:table-cell>
          <table:table-cell table:style-name="ce48" table:formula="of:=SUMPRODUCT([.B2:.F6];[.B12:.F16])" office:value-type="float" office:value="32" calcext:value-type="float" table:number-columns-spanned="2" table:number-rows-spanned="1">
            <text:p>32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2"/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28" office:value-type="float" office:value="99" calcext:value-type="float">
            <text:p>99</text:p>
          </table:table-cell>
          <table:table-cell/>
          <table:table-cell table:style-name="ce35" office:value-type="string" calcext:value-type="string">
            <text:p>Precio Kms</text:p>
          </table:table-cell>
          <table:table-cell table:style-name="ce48" table:formula="of:=PRODUCT([.I4];[.I11])" office:value-type="float" office:value="160" calcext:value-type="float" table:number-columns-spanned="2" table:number-rows-spanned="1">
            <text:p>16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36" office:value-type="string" calcext:value-type="string">
            <text:p>Función objetivo</text:p>
          </table:table-cell>
          <table:table-cell table:style-name="ce39"/>
          <table:table-cell table:style-name="ce1" table:number-columns-repeated="3"/>
          <table:table-cell table:number-columns-repeated="52"/>
        </table:table-row>
        <table:table-row table:style-name="ro1">
          <table:table-cell table:style-name="ce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9" calcext:value-type="float">
            <text:p>99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min z</text:p>
          </table:table-cell>
          <table:table-cell table:style-name="ce48" table:formula="of:=SUM([.I10];[.I12])" office:value-type="float" office:value="400" calcext:value-type="float" table:number-columns-spanned="2" table:number-rows-spanned="1">
            <text:p>400</text:p>
          </table:table-cell>
          <table:covered-table-cell table:style-name="ce1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5"/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float" office:value="99" calcext:value-type="float">
            <text:p>99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45" table:number-columns-repeated="5"/>
          <table:table-cell table:number-columns-repeated="52"/>
        </table:table-row>
        <table:table-row table:style-name="ro1">
          <table:table-cell table:style-name="ce2"/>
          <table:table-cell table:style-name="ce66" table:formula="of:=ORG.LIBREOFFICE.RAWSUBTRACT([.B7];PRODUCT(9999;[.B2]))" office:value-type="float" office:value="0" calcext:value-type="float">
            <text:p>0</text:p>
          </table:table-cell>
          <table:table-cell table:style-name="ce66" table:formula="of:=ORG.LIBREOFFICE.RAWSUBTRACT([.C7];PRODUCT(9999;[.C2]))" office:value-type="float" office:value="-9999" calcext:value-type="float">
            <text:p>-9999</text:p>
          </table:table-cell>
          <table:table-cell table:style-name="ce66" table:formula="of:=ORG.LIBREOFFICE.RAWSUBTRACT([.D7];PRODUCT(9999;[.D2]))" office:value-type="float" office:value="0" calcext:value-type="float">
            <text:p>0</text:p>
          </table:table-cell>
          <table:table-cell table:style-name="ce66" table:formula="of:=ORG.LIBREOFFICE.RAWSUBTRACT([.E7];PRODUCT(9999;[.E2]))" office:value-type="float" office:value="-9999" calcext:value-type="float">
            <text:p>-9999</text:p>
          </table:table-cell>
          <table:table-cell table:style-name="ce102" table:formula="of:=ORG.LIBREOFFICE.RAWSUBTRACT([.F7];PRODUCT(9999;[.F2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style-name="ce67" table:formula="of:=ORG.LIBREOFFICE.RAWSUBTRACT([.B8];PRODUCT(9999;[.B3]))" office:value-type="float" office:value="0" calcext:value-type="float">
            <text:p>0</text:p>
          </table:table-cell>
          <table:table-cell table:style-name="ce67" table:formula="of:=ORG.LIBREOFFICE.RAWSUBTRACT([.C8];PRODUCT(9999;[.C3]))" office:value-type="float" office:value="0" calcext:value-type="float">
            <text:p>0</text:p>
          </table:table-cell>
          <table:table-cell table:style-name="ce67" table:formula="of:=ORG.LIBREOFFICE.RAWSUBTRACT([.D8];PRODUCT(9999;[.D3]))" office:value-type="float" office:value="-9984" calcext:value-type="float">
            <text:p>-9984</text:p>
          </table:table-cell>
          <table:table-cell table:style-name="ce67" table:formula="of:=ORG.LIBREOFFICE.RAWSUBTRACT([.E8];PRODUCT(9999;[.E3]))" office:value-type="float" office:value="0" calcext:value-type="float">
            <text:p>0</text:p>
          </table:table-cell>
          <table:table-cell table:style-name="ce103" table:formula="of:=ORG.LIBREOFFICE.RAWSUBTRACT([.F8];PRODUCT(9999;[.F3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" office:value-type="string" calcext:value-type="string">
            <text:p>S=F-9999*X</text:p>
          </table:table-cell>
          <table:table-cell table:style-name="ce67" table:formula="of:=ORG.LIBREOFFICE.RAWSUBTRACT([.B9];PRODUCT(9999;[.B4]))" office:value-type="float" office:value="0" calcext:value-type="float">
            <text:p>0</text:p>
          </table:table-cell>
          <table:table-cell table:style-name="ce67" table:formula="of:=ORG.LIBREOFFICE.RAWSUBTRACT([.C9];PRODUCT(9999;[.C4]))" office:value-type="float" office:value="0" calcext:value-type="float">
            <text:p>0</text:p>
          </table:table-cell>
          <table:table-cell table:style-name="ce67" table:formula="of:=ORG.LIBREOFFICE.RAWSUBTRACT([.D9];PRODUCT(9999;[.D4]))" office:value-type="float" office:value="0" calcext:value-type="float">
            <text:p>0</text:p>
          </table:table-cell>
          <table:table-cell table:style-name="ce67" table:formula="of:=ORG.LIBREOFFICE.RAWSUBTRACT([.E9];PRODUCT(9999;[.E4]))" office:value-type="float" office:value="0" calcext:value-type="float">
            <text:p>0</text:p>
          </table:table-cell>
          <table:table-cell table:style-name="ce103" table:formula="of:=ORG.LIBREOFFICE.RAWSUBTRACT([.F9];PRODUCT(9999;[.F4]))" office:value-type="float" office:value="-9979" calcext:value-type="float">
            <text:p>-9979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3"/>
          <table:table-cell table:style-name="ce67" table:formula="of:=ORG.LIBREOFFICE.RAWSUBTRACT([.B10];PRODUCT(9999;[.B5]))" office:value-type="float" office:value="0" calcext:value-type="float">
            <text:p>0</text:p>
          </table:table-cell>
          <table:table-cell table:style-name="ce67" table:formula="of:=ORG.LIBREOFFICE.RAWSUBTRACT([.C10];PRODUCT(9999;[.C5]))" office:value-type="float" office:value="0" calcext:value-type="float">
            <text:p>0</text:p>
          </table:table-cell>
          <table:table-cell table:style-name="ce67" table:formula="of:=ORG.LIBREOFFICE.RAWSUBTRACT([.D10];PRODUCT(9999;[.D5]))" office:value-type="float" office:value="0" calcext:value-type="float">
            <text:p>0</text:p>
          </table:table-cell>
          <table:table-cell table:style-name="ce67" table:formula="of:=ORG.LIBREOFFICE.RAWSUBTRACT([.E10];PRODUCT(9999;[.E5]))" office:value-type="float" office:value="0" calcext:value-type="float">
            <text:p>0</text:p>
          </table:table-cell>
          <table:table-cell table:style-name="ce103" table:formula="of:=ORG.LIBREOFFICE.RAWSUBTRACT([.F10];PRODUCT(9999;[.F5]))" office:value-type="float" office:value="-9989" calcext:value-type="float">
            <text:p>-9989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5"/>
          <table:table-cell table:style-name="ce70" table:formula="of:=ORG.LIBREOFFICE.RAWSUBTRACT([.B11];PRODUCT(9999;[.B6]))" office:value-type="float" office:value="0" calcext:value-type="float">
            <text:p>0</text:p>
          </table:table-cell>
          <table:table-cell table:style-name="ce70" table:formula="of:=ORG.LIBREOFFICE.RAWSUBTRACT([.C11];PRODUCT(9999;[.C6]))" office:value-type="float" office:value="0" calcext:value-type="float">
            <text:p>0</text:p>
          </table:table-cell>
          <table:table-cell table:style-name="ce70" table:formula="of:=ORG.LIBREOFFICE.RAWSUBTRACT([.D11];PRODUCT(9999;[.D6]))" office:value-type="float" office:value="0" calcext:value-type="float">
            <text:p>0</text:p>
          </table:table-cell>
          <table:table-cell table:style-name="ce70" table:formula="of:=ORG.LIBREOFFICE.RAWSUBTRACT([.E11];PRODUCT(9999;[.E6]))" office:value-type="float" office:value="0" calcext:value-type="float">
            <text:p>0</text:p>
          </table:table-cell>
          <table:table-cell table:style-name="ce104" table:formula="of:=ORG.LIBREOFFICE.RAWSUBTRACT([.F11];PRODUCT(9999;[.F6]))" office:value-type="float" office:value="0" calcext:value-type="float">
            <text:p>0</text:p>
          </table:table-cell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6"/>
          <table:table-cell table:style-name="ce39" table:number-columns-repeated="5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5" office:value-type="string" calcext:value-type="string" table:number-columns-spanned="6" table:number-rows-spanned="1">
            <text:p>Restricciones</text:p>
          </table:table-cell>
          <table:covered-table-cell table:number-columns-repeated="5" table:style-name="ce65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5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llegan a la parada S1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8" table:formula="of:=SUM([.C2:.C6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llegan a la parada S2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8" table:formula="of:=SUM([.D2:.D6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llegan a la parada S3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39"/>
          <table:table-cell table:style-name="ce1"/>
          <table:table-cell table:style-name="ce39"/>
          <table:table-cell table:style-name="ce1" table:number-columns-repeated="2"/>
          <table:table-cell table:number-columns-repeated="52"/>
        </table:table-row>
        <table:table-row table:style-name="ro1">
          <table:table-cell table:style-name="ce48" table:formula="of:=SUM([.E2:.E6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 la parada S1</text:p>
          </table:table-cell>
          <table:covered-table-cell table:style-name="ce48"/>
          <table:table-cell table:style-name="ce35"/>
          <table:table-cell table:style-name="ce47" table:number-columns-spanned="3" table:number-rows-spanned="1"/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3:.F3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 la parada S2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4:.F4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 la parada S3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5:.F5])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l origen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38" office:value-type="string" calcext:value-type="string">
            <text:p>&lt;=</text:p>
          </table:table-cell>
          <table:table-cell table:style-name="ce48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llegan al destino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#Buses disponibles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38" office:value-type="string" calcext:value-type="string">
            <text:p>&lt;=</text:p>
          </table:table-cell>
          <table:table-cell table:style-name="ce48" table:formula="of:=[.I2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llegan a destino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#Buses que salen de origen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F2:.F6])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table:formula="of:=SUM([.B2:.F2])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Flujo total que llega a S1 + g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Flujo total que sale de S1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C7:.C11];[.C17])" office:value-type="float" office:value="15" calcext:value-type="float" table:number-columns-spanned="2" table:number-rows-spanned="1">
            <text:p>15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table:formula="of:=SUM([.B8:.F8])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Flujo total que llega a S2 + g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Flujo total que sale de S2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D7:.D11];[.D17])" office:value-type="float" office:value="20" calcext:value-type="float" table:number-columns-spanned="2" table:number-rows-spanned="1">
            <text:p>20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table:formula="of:=SUM([.B9:.F9]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Flujo total que llega a S3 + g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Flujo total que sale de S3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E7:.E11];[.E17])" office:value-type="float" office:value="10" calcext:value-type="float" table:number-columns-spanned="2" table:number-rows-spanned="1">
            <text:p>10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table:formula="of:=SUM([.B10:.F10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Flujo que sale del origen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7:.F7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Flujo total que llega al destino</text:p>
          </table:table-cell>
          <table:covered-table-cell table:style-name="ce47"/>
          <table:table-cell table:style-name="ce35"/>
          <table:table-cell table:style-name="ce47" office:value-type="string" calcext:value-type="string" table:number-columns-spanned="3" table:number-rows-spanned="1">
            <text:p>#Alumnos a recoger</text:p>
          </table:table-cell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F7:.F11])" office:value-type="float" office:value="30" calcext:value-type="float" table:number-columns-spanned="2" table:number-rows-spanned="1">
            <text:p>30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table:formula="of:=SUM([.B17:.F17])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l origen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2:.F2])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38" office:value-type="string" calcext:value-type="string">
            <text:p>&gt;=</text:p>
          </table:table-cell>
          <table:table-cell table:style-name="ce4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#Buses que salen del destino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table:formula="of:=SUM([.B6:.F6])" office:value-type="float" office:value="0" calcext:value-type="float" table:number-columns-spanned="2" table:number-rows-spanned="1">
            <text:p>0</text:p>
          </table:table-cell>
          <table:covered-table-cell table:style-name="ce48"/>
          <table:table-cell table:style-name="ce38" office:value-type="string" calcext:value-type="string">
            <text:p>=</text:p>
          </table:table-cell>
          <table:table-cell table:style-name="ce4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El flujo es 0 donde no hay ruta</text:p>
          </table:table-cell>
          <table:covered-table-cell table:style-name="ce47"/>
          <table:table-cell table:style-name="ce35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sij</text:p>
          </table:table-cell>
          <table:covered-table-cell table:style-name="ce48"/>
          <table:table-cell table:style-name="ce48" office:value-type="string" calcext:value-type="string">
            <text:p>&lt;=</text:p>
          </table:table-cell>
          <table:table-cell table:style-name="ce4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7" office:value-type="string" calcext:value-type="string" table:number-columns-spanned="2" table:number-rows-spanned="1">
            <text:p>Restricciones de integridad</text:p>
          </table:table-cell>
          <table:covered-table-cell table:style-name="ce47"/>
          <table:table-cell table:style-name="ce74"/>
          <table:table-cell table:style-name="ce47" table:number-columns-spanned="3" table:number-rows-spanned="1"/>
          <table:covered-table-cell table:number-columns-repeated="2" table:style-name="ce47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fij</text:p>
          </table:table-cell>
          <table:covered-table-cell table:style-name="ce48"/>
          <table:table-cell table:style-name="ce75" office:value-type="string" calcext:value-type="string">
            <text:p>&lt;=</text:p>
          </table:table-cell>
          <table:table-cell table:style-name="ce48" table:formula="of:=[.I3]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xij</text:p>
          </table:table-cell>
          <table:covered-table-cell table:style-name="ce48"/>
          <table:table-cell table:style-name="ce75"/>
          <table:table-cell table:style-name="ce48" office:value-type="string" calcext:value-type="string" table:number-columns-spanned="3" table:number-rows-spanned="1">
            <text:p>Binario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48" office:value-type="string" calcext:value-type="string" table:number-columns-spanned="2" table:number-rows-spanned="1">
            <text:p>xij, fij</text:p>
          </table:table-cell>
          <table:covered-table-cell table:style-name="ce48"/>
          <table:table-cell table:style-name="ce75" office:value-type="string" calcext:value-type="string">
            <text:p>&gt;= </text:p>
          </table:table-cell>
          <table:table-cell table:style-name="ce48" office:value-type="string" calcext:value-type="string" table:number-columns-spanned="3" table:number-rows-spanned="1">
            <text:p>0, Enteras</text:p>
          </table:table-cell>
          <table:covered-table-cell table:number-columns-repeated="2" table:style-name="ce48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 table:number-columns-repeated="4"/>
          <table:table-cell/>
          <table:table-cell table:style-name="ce1" table:number-columns-repeated="5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8" table:number-rows-spanned="1">
            <text:p>Cada una de las restricciones está debidamente documentada y explicada en la memoria de la práctica</text:p>
          </table:table-cell>
          <table:covered-table-cell table:number-columns-repeated="5" table:style-name="ce1"/>
          <table:covered-table-cell/>
          <table:covered-table-cell table:style-name="ce1"/>
          <table:table-cell table:style-name="ce1" table:number-columns-repeated="4"/>
          <table:table-cell table:number-columns-repeated="5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5"/>
          <table:table-cell table:number-columns-repeated="5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 style:data-style-name="N2" text:time-value="18:07:43.9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0T13:15:53.559000000</meta:creation-date>
    <dc:date>2022-10-23T10:07:29.124000000</dc:date>
    <meta:editing-duration>P1DT13H57M7S</meta:editing-duration>
    <meta:editing-cycles>15</meta:editing-cycles>
    <meta:generator>LibreOffice/6.4.2.2$Windows_X86_64 LibreOffice_project/4e471d8c02c9c90f512f7f9ead8875b57fcb1ec3</meta:generator>
    <meta:document-statistic meta:table-count="1" meta:cell-count="218" meta:object-count="0"/>
  </office:meta>
</office:document-meta>
</file>